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3cm" svg:height="1.4cm" svg:x="6.1cm" svg:y="1.6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9cm" svg:height="2cm" svg:x="1cm" svg:y="5cm">
          <text:p text:style-name="P1">FitxerMultimedia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9cm" svg:height="2cm" svg:x="7.5cm" svg:y="5cm">
          <text:p text:style-name="P1">CarpetaFitx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9cm" svg:height="2cm" svg:x="14.8cm" svg:y="6.5cm">
          <text:p text:style-name="P1">IniciadorAplicacioUB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9cm" svg:height="2cm" svg:x="8.2cm" svg:y="11.4cm">
          <text:p text:style-name="P1">Menu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7.75cm" svg:y1="6.5cm" svg:x2="9.1cm" svg:y2="2.3cm" draw:start-shape="id1" draw:start-glue-point="0" draw:end-shape="id2" draw:end-glue-point="1" svg:d="M17750 6500v-4200h-8650" svg:viewBox="0 0 8651 4201">
          <text:p text:style-name="P1"/>
        </draw:connector>
        <draw:connector draw:style-name="gr3" draw:text-style-name="P2" draw:layer="layout" svg:x1="14.8cm" svg:y1="7.5cm" svg:x2="13.4cm" svg:y2="6cm" draw:start-shape="id1" draw:start-glue-point="3" draw:end-shape="id3" draw:end-glue-point="1" svg:d="M14800 7500h-700v-1500h-700" svg:viewBox="0 0 1401 1501">
          <text:p/>
        </draw:connector>
        <draw:frame draw:style-name="gr4" draw:text-style-name="P3" draw:layer="layout" svg:width="1.628cm" svg:height="0.962cm" svg:x="15.7cm" svg:y="1.3cm">
          <draw:text-box>
            <text:p>Usa</text:p>
          </draw:text-box>
        </draw:frame>
        <draw:frame draw:style-name="gr5" draw:text-style-name="P3" draw:layer="layout" svg:width="2.4cm" svg:height="0.962cm" svg:x="13.6cm" svg:y="4.9cm">
          <draw:text-box>
            <text:p>Usa</text:p>
          </draw:text-box>
        </draw:frame>
        <draw:connector draw:style-name="gr6" draw:text-style-name="P2" draw:layer="layout" draw:type="line" svg:x1="7.5cm" svg:y1="6cm" svg:x2="6.9cm" svg:y2="6cm" draw:start-shape="id3" draw:start-glue-point="3" draw:end-shape="id4" draw:end-glue-point="1" svg:d="M7500 6000h-600" svg:viewBox="0 0 601 1">
          <text:p/>
        </draw:connector>
        <draw:frame draw:style-name="gr4" draw:text-style-name="P3" draw:layer="layout" svg:width="2.898cm" svg:height="0.962cm" svg:x="5.9cm" svg:y="7.1cm">
          <draw:text-box>
            <text:p>Array de</text:p>
          </draw:text-box>
        </draw:frame>
        <draw:connector draw:style-name="gr6" draw:text-style-name="P2" draw:layer="layout" svg:x1="3.95cm" svg:y1="5cm" svg:x2="6.1cm" svg:y2="2.3cm" draw:start-shape="id4" draw:start-glue-point="0" draw:end-shape="id2" draw:end-glue-point="3" svg:d="M3950 5000v-2700h2150" svg:viewBox="0 0 2151 2701">
          <text:p/>
        </draw:connector>
        <draw:frame draw:style-name="gr5" draw:text-style-name="P3" draw:layer="layout" svg:width="3cm" svg:height="0.962cm" svg:x="2.7cm" svg:y="1.2cm">
          <draw:text-box>
            <text:p>Extends</text:p>
          </draw:text-box>
        </draw:frame>
        <draw:connector draw:style-name="gr6" draw:text-style-name="P2" draw:layer="layout" svg:x1="17.75cm" svg:y1="8.5cm" svg:x2="11.15cm" svg:y2="11.4cm" draw:start-shape="id1" draw:start-glue-point="2" draw:end-shape="id5" draw:end-glue-point="0" svg:d="M17750 8500v1450h-6600v1450" svg:viewBox="0 0 6601 2901">
          <text:p/>
        </draw:connector>
        <draw:frame draw:style-name="gr7" draw:text-style-name="P3" draw:layer="layout" svg:width="2.7cm" svg:height="1.673cm" svg:x="13.9cm" svg:y="10.027cm">
          <draw:text-box>
            <text:p>Impo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2T22:20:27.743000000</meta:creation-date>
    <dc:date>2019-03-02T22:26:04.423000000</dc:date>
    <meta:editing-duration>PT5M38S</meta:editing-duration>
    <meta:editing-cycles>1</meta:editing-cycles>
    <meta:document-statistic meta:object-count="15"/>
    <meta:generator>LibreOffice/6.2.0.3$Windows_X86_64 LibreOffice_project/98c6a8a1c6c7b144ce3cc729e34964b47ce25d62</meta:generator>
  </office:meta>
</office:document-meta>
</file>